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rect draw:style-name="gr1" draw:text-style-name="P1" draw:layer="layout" svg:width="2.686cm" svg:height="1.123cm" svg:x="2.349cm" svg:y="3.928cm">
            <text:p text:style-name="P1">ホスト</text:p>
          </draw:rect>
          <draw:rect draw:style-name="gr1" draw:text-style-name="P1" draw:layer="layout" svg:width="2.686cm" svg:height="1.123cm" svg:x="10.549cm" svg:y="3.929cm">
            <text:p text:style-name="P1">ホスト</text:p>
          </draw:rect>
          <draw:line draw:style-name="gr2" draw:text-style-name="P1" draw:layer="layout" svg:x1="5.051cm" svg:y1="4.57cm" svg:x2="10.503cm" svg:y2="4.53cm">
            <text:p/>
          </draw:line>
        </draw:g>
        <draw:line draw:style-name="gr3" draw:text-style-name="P1" draw:layer="layout" svg:x1="5.733cm" svg:y1="3.047cm" svg:x2="10.062cm" svg:y2="3.006cm">
          <text:p/>
        </draw:line>
        <draw:g>
          <draw:rect draw:style-name="gr1" draw:text-style-name="P1" draw:layer="layout" svg:width="2.686cm" svg:height="1.123cm" svg:x="2.349cm" svg:y="8.128cm">
            <text:p text:style-name="P1">ホスト</text:p>
          </draw:rect>
          <draw:rect draw:style-name="gr1" draw:text-style-name="P1" draw:layer="layout" svg:width="2.686cm" svg:height="1.123cm" svg:x="10.549cm" svg:y="8.129cm">
            <text:p text:style-name="P1">ホスト</text:p>
          </draw:rect>
          <draw:line draw:style-name="gr2" draw:text-style-name="P1" draw:layer="layout" svg:x1="5.051cm" svg:y1="8.77cm" svg:x2="10.503cm" svg:y2="8.73cm">
            <text:p/>
          </draw:line>
        </draw:g>
        <draw:frame draw:style-name="gr4" draw:layer="layout" svg:width="2.5cm" svg:height="0.886cm" svg:x="2.906cm" svg:y="2.565cm">
          <draw:text-box>
            <text:p>もしもし</text:p>
          </draw:text-box>
        </draw:frame>
        <draw:line draw:style-name="gr3" draw:text-style-name="P1" draw:layer="layout" svg:x1="10.062cm" svg:y1="7.306cm" svg:x2="5.733cm" svg:y2="7.347cm">
          <text:p/>
        </draw:line>
        <draw:frame draw:style-name="gr4" draw:layer="layout" svg:width="2.974cm" svg:height="0.886cm" svg:x="10.406cm" svg:y="6.796cm">
          <draw:text-box>
            <text:p>はいはい</text:p>
          </draw:text-box>
        </draw:frame>
        <draw:frame draw:style-name="gr4" draw:layer="layout" svg:width="10.336cm" svg:height="1.521cm" svg:x="2.528cm" svg:y="10.226cm">
          <draw:text-box>
            <text:p>半二重は、送信者が占有する共用の</text:p>
            <text:p>伝送媒体を交互に使う</text:p>
          </draw:text-box>
        </draw:frame>
        <draw:frame draw:style-name="gr4" draw:text-style-name="P2" draw:layer="layout" svg:width="6.302cm" svg:height="0.983cm" svg:x="5.094cm" svg:y="1.396cm">
          <draw:text-box>
            <text:p><text:span text:style-name="T1">半二重</text:span><text:span text:style-name="T1">(Half-duplex)</text:span></text:p>
          </draw:text-box>
        </draw:frame>
        <draw:g>
          <draw:rect draw:style-name="gr1" draw:text-style-name="P1" draw:layer="layout" svg:width="2.686cm" svg:height="1.783cm" svg:x="15.949cm" svg:y="6.229cm">
            <text:p text:style-name="P1">ホスト</text:p>
          </draw:rect>
          <draw:rect draw:style-name="gr1" draw:text-style-name="P1" draw:layer="layout" svg:width="2.686cm" svg:height="1.862cm" svg:x="25.149cm" svg:y="6.23cm">
            <text:p text:style-name="P1">ホスト</text:p>
          </draw:rect>
          <draw:line draw:style-name="gr3" draw:text-style-name="P1" draw:layer="layout" svg:x1="19.483cm" svg:y1="5.449cm" svg:x2="24.494cm" svg:y2="5.489cm">
            <text:p/>
          </draw:line>
          <draw:line draw:style-name="gr3" draw:text-style-name="P1" draw:layer="layout" svg:x1="24.494cm" svg:y1="8.649cm" svg:x2="19.483cm" svg:y2="8.689cm">
            <text:p/>
          </draw:line>
          <draw:line draw:style-name="gr2" draw:text-style-name="P1" draw:layer="layout" svg:x1="18.601cm" svg:y1="6.729cm" svg:x2="25.135cm" svg:y2="6.809cm">
            <text:p/>
          </draw:line>
          <draw:line draw:style-name="gr2" draw:text-style-name="P1" draw:layer="layout" svg:x1="18.641cm" svg:y1="7.651cm" svg:x2="25.095cm" svg:y2="7.691cm">
            <text:p/>
          </draw:line>
          <draw:frame draw:style-name="gr5" draw:layer="layout" svg:width="2.5cm" svg:height="0.886cm" svg:x="16.36cm" svg:y="4.844cm">
            <draw:text-box>
              <text:p>もしもし</text:p>
            </draw:text-box>
          </draw:frame>
          <draw:frame draw:style-name="gr5" draw:layer="layout" svg:width="2.5cm" svg:height="0.886cm" svg:x="25.06cm" svg:y="8.344cm">
            <draw:text-box>
              <text:p>もしもし</text:p>
            </draw:text-box>
          </draw:frame>
        </draw:g>
        <draw:frame draw:style-name="gr4" draw:text-style-name="P2" draw:layer="layout" svg:width="6.238cm" svg:height="0.983cm" svg:x="18.251cm" svg:y="1.593cm">
          <draw:text-box>
            <text:p><text:span text:style-name="T1">全二重</text:span><text:span text:style-name="T1">(Full-duplex)</text:span></text:p>
          </draw:text-box>
        </draw:frame>
        <draw:frame draw:style-name="gr4" draw:layer="layout" svg:width="9.257cm" svg:height="2.156cm" svg:x="17.521cm" svg:y="10.206cm">
          <draw:text-box>
            <text:p>全二重は、それぞれの送信者が</text:p>
            <text:p>占有できる伝送媒体をもつので、</text:p>
            <text:p>同時に送信することができる。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.7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18T08:52:11.37</meta:creation-date>
    <dc:date>2010-11-28T22:39:15.20</dc:date>
    <meta:editing-duration>PT00H15M54S</meta:editing-duration>
    <meta:editing-cycles>4</meta:editing-cycles>
    <meta:generator>OpenOffice.org/3.2$Win32 OpenOffice.org_project/320m18$Build-9502</meta:generator>
    <meta:document-statistic meta:object-count="25"/>
  </office:meta>
</office:document-meta>
</file>